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0a6a5b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6a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a6a5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de332" officeooo:paragraph-rsid="0004c97a" style:font-size-asian="11pt" style:font-size-complex="11pt"/>
    </style:style>
    <style:style style:name="P6" style:family="paragraph" style:parent-style-name="Standard">
      <style:text-properties style:font-name="arial" fo:font-size="14pt" style:text-underline-style="none" officeooo:paragraph-rsid="000a6a5b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officeooo:paragraph-rsid="000a93f5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start" style:justify-single-word="false"/>
      <style:text-properties style:use-window-font-color="true" style:font-name="arial" fo:font-size="11pt" fo:font-weight="normal" officeooo:rsid="0016ef23" officeooo:paragraph-rsid="0004c97a" style:font-size-asian="11pt" style:font-weight-asian="normal" style:font-size-complex="11pt" style:font-weight-complex="normal"/>
    </style:style>
    <style:style style:name="P1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6a5b" style:font-size-asian="10pt" style:font-size-complex="10pt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1pt" officeooo:rsid="0015e296" officeooo:paragraph-rsid="0004c97a" style:font-size-asian="11pt" style:font-size-complex="11pt"/>
    </style:style>
    <style:style style:name="P18" style:family="paragraph" style:parent-style-name="UrbanBody">
      <style:paragraph-properties fo:text-align="start" style:justify-single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6ef23" style:font-weight-asian="normal" style:font-weight-complex="normal"/>
    </style:style>
    <style:style style:name="T6" style:family="text">
      <style:text-properties officeooo:rsid="00027bac"/>
    </style:style>
    <style:style style:name="T7" style:family="text">
      <style:text-properties officeooo:rsid="000de332"/>
    </style:style>
    <style:style style:name="T8" style:family="text">
      <style:text-properties officeooo:rsid="000302e8"/>
    </style:style>
    <style:style style:name="T9" style:family="text">
      <style:text-properties officeooo:rsid="001a2877" style:font-name-asian="Arial" style:font-name-complex="Arial"/>
    </style:style>
    <style:style style:name="T10" style:family="text">
      <style:text-properties officeooo:rsid="001e9f29" style:font-name-asian="Arial" style:font-name-complex="Arial"/>
    </style:style>
    <style:style style:name="T11" style:family="text">
      <style:text-properties officeooo:rsid="0004c97a" style:font-name-asian="Arial" style:font-name-complex="Arial"/>
    </style:style>
    <style:style style:name="T12" style:family="text">
      <style:text-properties officeooo:rsid="0007b581" style:font-name-asian="Arial" style:font-name-complex="Ari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1cd2b"/>
    </style:style>
    <style:style style:name="T15" style:family="text">
      <style:text-properties officeooo:rsid="0004ded4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font-name="arial" fo:font-size="11pt" officeooo:rsid="00027bac" style:font-size-asian="11pt" style:font-size-complex="11pt"/>
    </style:style>
    <style:style style:name="T20" style:family="text">
      <style:text-properties style:font-name="arial" fo:font-size="11pt" officeooo:rsid="000c310c" style:font-size-asian="11pt" style:font-size-complex="11pt"/>
    </style:style>
    <style:style style:name="T21" style:family="text">
      <style:text-properties style:font-name="arial" fo:font-size="11pt" officeooo:rsid="0004ded4" style:font-size-asian="11pt" style:font-size-complex="11pt"/>
    </style:style>
    <style:style style:name="T22" style:family="text">
      <style:text-properties style:font-name="arial" fo:font-size="11pt" style:text-underline-style="none" fo:font-weight="normal" officeooo:rsid="000c310c" style:font-size-asian="11pt" style:font-size-complex="11pt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officeooo:rsid="000c310c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2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4"><text:s/></text:span><text:span text:style-name="T23"><text:conditional-text text:condition="ooow:&quot;view.do_mailing()&quot;" text:string-value-if-true="&quot;mailed_data.name1&quot;" text:string-value-if-false="">mailed_data.name1</text:conditional-text></text:span><text:span text:style-name="T24"><text:s/></text:span><text:span text:style-name="T23"><text:conditional-text text:condition="ooow:&quot;view.do_mailing()&quot;" text:string-value-if-true="&quot;mailed_data.name2&quot;" text:string-value-if-false="">mailed_data.name2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5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8"/>
      <text:p text:style-name="P8"/>
      <text:p text:style-name="P8"/>
      <text:p text:style-name="P7"><text:span text:style-name="T4">Références SPW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18"><text:span text:style-name="T18">Conformément au </text:span><text:span text:style-name="T19">Code du Développement Territorial</text:span><text:span text:style-name="T18">, le SPW – </text:span><text:span text:style-name="T22">TLE</text:span><text:span text:style-name="T18"> – Fonctionnaire Délégué nous a soumis, pour avis, votre dossier de demande de permis </text:span><text:span text:style-name="T21">d’urbanisme public</text:span><text:span text:style-name="T18">, relative à </text:span><text:span text:style-name="T18"><text:text-input text:description="Objet des travaux">self.getLicenceSubject()</text:text-input></text:span><text:span text:style-name="T18">, sur un bien sis </text:span><text:span text:style-name="T18"><text:text-input text:description="Situation des travaux">self.getWorkLocationSignaletic()</text:text-input></text:span><text:span text:style-name="T18">, cadastré </text:span><text:span text:style-name="T18"><text:text-input text:description="Parcelles">licence_view.get_parcels()</text:text-input></text:span><text:span text:style-name="T18">.</text:span></text:p>
      <text:p text:style-name="P13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4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7">De plus, nous souhaitons obtenir une photo de l'affiche placée par vos soins. Cette photo doit être envoyée au service Urbanism<text:span text:style-name="T25">e.</text:span></text:p>
      <text:p text:style-name="P12"/>
      <text:p text:style-name="P12">Nous vous remercions pour votre compréhension et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10"/>
      <text:p text:style-name="P13"/>
      <text:p text:style-name="P9"><office:annotation><dc:creator>Gauthier Bastien</dc:creator><dc:date>2011-01-13T14:56:41</dc:date><text:p text:style-name="P19"><text:span text:style-name="T27">do text</text:span></text:p><text:p text:style-name="P19"><text:span text:style-name="T27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4:24.761835397</dc:date>
    <dc:language>fr-FR</dc:language>
    <meta:editing-cycles>93</meta:editing-cycles>
    <meta:editing-duration>P1DT7H57M46S</meta:editing-duration>
    <meta:document-statistic meta:table-count="1" meta:image-count="0" meta:object-count="0" meta:page-count="1" meta:paragraph-count="16" meta:word-count="260" meta:character-count="1957" meta:non-whitespace-character-count="1739"/>
    <meta:user-defined meta:name="Info 1"/>
    <meta:user-defined meta:name="Info 2"/>
    <meta:user-defined meta:name="Info 3"/>
    <meta:user-defined meta:name="Info 4"/>
  </office:meta>
</office:document-meta>
</file>